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atin Modern Math" fo:font-size="12pt" officeooo:rsid="001e11a4" officeooo:paragraph-rsid="001e11a4" style:font-size-asian="12pt" style:font-size-complex="12pt"/>
    </style:style>
    <style:style style:name="P2" style:family="paragraph" style:parent-style-name="Standard">
      <style:paragraph-properties fo:text-align="center" style:justify-single-word="false"/>
      <style:text-properties style:font-name="Latin Modern Math" fo:font-size="12pt" officeooo:rsid="001e11a4" officeooo:paragraph-rsid="001e11a4" style:font-size-asian="12pt" style:font-size-complex="12pt"/>
    </style:style>
    <style:style style:name="P3" style:family="paragraph" style:parent-style-name="Standard">
      <style:paragraph-properties fo:text-align="start" style:justify-single-word="false"/>
      <style:text-properties style:font-name="Latin Modern Math" fo:font-size="12pt" officeooo:rsid="001e11a4" officeooo:paragraph-rsid="001e11a4" style:font-size-asian="12pt" style:font-size-complex="12pt"/>
    </style:style>
    <style:style style:name="P4" style:family="paragraph" style:parent-style-name="Standard">
      <style:paragraph-properties fo:text-align="center" style:justify-single-word="false"/>
      <style:text-properties style:font-name="Latin Modern Math" fo:font-size="12pt" fo:font-weight="bold" officeooo:rsid="001e11a4" officeooo:paragraph-rsid="001e11a4"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Latin Modern Math" fo:font-size="12pt" fo:font-weight="bold" officeooo:rsid="002723b4" officeooo:paragraph-rsid="002723b4" style:font-size-asian="12pt" style:font-weight-asian="bold" style:font-size-complex="12pt" style:font-weight-complex="bold"/>
    </style:style>
    <style:style style:name="P6" style:family="paragraph" style:parent-style-name="Standard">
      <style:paragraph-properties fo:text-align="start" style:justify-single-word="false"/>
      <style:text-properties officeooo:paragraph-rsid="002d0c99"/>
    </style:style>
    <style:style style:name="P7" style:family="paragraph" style:parent-style-name="Standard">
      <style:paragraph-properties fo:text-align="start" style:justify-single-word="false"/>
      <style:text-properties officeooo:paragraph-rsid="003632a7"/>
    </style:style>
    <style:style style:name="P8" style:family="paragraph" style:parent-style-name="Standard">
      <style:paragraph-properties fo:text-align="start" style:justify-single-word="false"/>
      <style:text-properties fo:font-size="12pt" officeooo:paragraph-rsid="002723b4" style:font-size-asian="12pt" style:font-size-complex="12pt"/>
    </style:style>
    <style:style style:name="P9" style:family="paragraph" style:parent-style-name="Standard">
      <style:paragraph-properties fo:text-align="start" style:justify-single-word="false"/>
      <style:text-properties fo:font-size="12pt" fo:font-weight="bold" officeooo:rsid="002723b4" officeooo:paragraph-rsid="002723b4"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d0c99" officeooo:paragraph-rsid="002d0c99"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3155dd" officeooo:paragraph-rsid="003155d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Latin Modern Math" fo:font-size="12pt" officeooo:rsid="0025cd9c" officeooo:paragraph-rsid="001e11a4" style:font-size-asian="12pt" style:font-size-complex="12pt"/>
    </style:style>
    <style:style style:name="P13" style:family="paragraph" style:parent-style-name="Standard">
      <style:paragraph-properties fo:text-align="start" style:justify-single-word="false"/>
      <style:text-properties style:font-name="Latin Modern Math" fo:font-size="12pt" fo:font-weight="bold" officeooo:rsid="002723b4" officeooo:paragraph-rsid="002723b4"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atin Modern Math" fo:font-size="12pt" fo:font-weight="bold" officeooo:rsid="002d0c99" officeooo:paragraph-rsid="002d0c99"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atin Modern Math" fo:font-size="12pt" fo:font-weight="bold" officeooo:rsid="0032ee54" officeooo:paragraph-rsid="003155d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atin Modern Math" fo:font-size="12pt" fo:font-weight="bold" officeooo:rsid="003632a7" officeooo:paragraph-rsid="003632a7"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Latin Modern Math" fo:font-size="12pt" fo:font-weight="normal" officeooo:rsid="002aa37d" officeooo:paragraph-rsid="002723b4"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atin Modern Math" fo:font-size="12pt" fo:font-weight="normal" officeooo:rsid="003155dd" officeooo:paragraph-rsid="002d0c99"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atin Modern Math" fo:font-size="12pt" fo:font-weight="normal" officeooo:rsid="003632a7" officeooo:paragraph-rsid="003155dd"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officeooo:paragraph-rsid="001e11a4"/>
    </style:style>
    <style:style style:name="P21" style:family="paragraph" style:parent-style-name="Standard">
      <style:paragraph-properties fo:text-align="start" style:justify-single-word="false"/>
      <style:text-properties officeooo:paragraph-rsid="003155dd"/>
    </style:style>
    <style:style style:name="T1" style:family="text">
      <style:text-properties style:font-name="Latin Modern Math"/>
    </style:style>
    <style:style style:name="T2" style:family="text">
      <style:text-properties style:font-name="Latin Modern Math" officeooo:rsid="001e11a4"/>
    </style:style>
    <style:style style:name="T3" style:family="text">
      <style:text-properties style:font-name="Latin Modern Math" officeooo:rsid="001e4199"/>
    </style:style>
    <style:style style:name="T4" style:family="text">
      <style:text-properties style:font-name="Latin Modern Math" officeooo:rsid="001f9b1a"/>
    </style:style>
    <style:style style:name="T5" style:family="text">
      <style:text-properties style:font-name="Latin Modern Math" officeooo:rsid="00216196"/>
    </style:style>
    <style:style style:name="T6" style:family="text">
      <style:text-properties style:font-name="Latin Modern Math" officeooo:rsid="0023232c"/>
    </style:style>
    <style:style style:name="T7" style:family="text">
      <style:text-properties style:font-name="Latin Modern Math" officeooo:rsid="00239075"/>
    </style:style>
    <style:style style:name="T8" style:family="text">
      <style:text-properties style:font-name="Latin Modern Math" officeooo:rsid="00245175"/>
    </style:style>
    <style:style style:name="T9" style:family="text">
      <style:text-properties style:font-name="Latin Modern Math" officeooo:rsid="0025cd9c"/>
    </style:style>
    <style:style style:name="T10" style:family="text">
      <style:text-properties style:font-name="Latin Modern Math" officeooo:rsid="0026308c"/>
    </style:style>
    <style:style style:name="T11" style:family="text">
      <style:text-properties style:font-name="Latin Modern Math" officeooo:rsid="002723b4"/>
    </style:style>
    <style:style style:name="T12" style:family="text">
      <style:text-properties style:font-name="Latin Modern Math" fo:font-weight="normal" officeooo:rsid="00290ace" style:font-weight-asian="normal" style:font-weight-complex="normal"/>
    </style:style>
    <style:style style:name="T13" style:family="text">
      <style:text-properties style:font-name="Latin Modern Math" fo:font-weight="normal" officeooo:rsid="002a816b" style:font-weight-asian="normal" style:font-weight-complex="normal"/>
    </style:style>
    <style:style style:name="T14" style:family="text">
      <style:text-properties style:font-name="Latin Modern Math" fo:font-weight="normal" officeooo:rsid="002aa37d" style:font-weight-asian="normal" style:font-weight-complex="normal"/>
    </style:style>
    <style:style style:name="T15" style:family="text">
      <style:text-properties style:font-name="Latin Modern Math" fo:font-weight="normal" officeooo:rsid="002d0c99" style:font-weight-asian="normal" style:font-weight-complex="normal"/>
    </style:style>
    <style:style style:name="T16" style:family="text">
      <style:text-properties style:font-name="Latin Modern Math" fo:font-weight="normal" officeooo:rsid="0032ee54" style:font-weight-asian="normal" style:font-weight-complex="normal"/>
    </style:style>
    <style:style style:name="T17" style:family="text">
      <style:text-properties style:font-name="Latin Modern Math" fo:font-weight="normal" officeooo:rsid="00345f4b" style:font-weight-asian="normal" style:font-weight-complex="normal"/>
    </style:style>
    <style:style style:name="T18" style:family="text">
      <style:text-properties style:font-name="Latin Modern Math" fo:font-weight="normal" officeooo:rsid="003632a7" style:font-weight-asian="normal" style:font-weight-complex="normal"/>
    </style:style>
    <style:style style:name="T19" style:family="text">
      <style:text-properties style:font-name="Latin Modern Math" fo:font-weight="normal" officeooo:rsid="0043cd9f" style:font-weight-asian="normal" style:font-weight-complex="normal"/>
    </style:style>
    <style:style style:name="T20" style:family="text">
      <style:text-properties style:font-name="Latin Modern Math" fo:font-weight="bold" officeooo:rsid="002723b4" style:font-weight-asian="bold" style:font-weight-complex="bold"/>
    </style:style>
    <style:style style:name="T21" style:family="text">
      <style:text-properties style:font-name="Latin Modern Math" fo:font-weight="bold" officeooo:rsid="0032ee54" style:font-weight-asian="bold" style:font-weight-complex="bold"/>
    </style:style>
    <style:style style:name="T22" style:family="text">
      <style:text-properties style:font-name="Latin Modern Math" officeooo:rsid="002aa37d"/>
    </style:style>
    <style:style style:name="T23" style:family="text">
      <style:text-properties style:font-name="Latin Modern Math" officeooo:rsid="003155dd"/>
    </style:style>
    <style:style style:name="T24" style:family="text">
      <style:text-properties style:font-name="Latin Modern Math" officeooo:rsid="0032ee54"/>
    </style:style>
    <style:style style:name="T25" style:family="text">
      <style:text-properties style:font-name="Latin Modern Math" fo:font-size="12pt" fo:font-weight="bold" officeooo:rsid="003632a7" style:font-size-asian="12pt" style:font-weight-asian="bold" style:font-size-complex="12pt" style:font-weight-complex="bold"/>
    </style:style>
    <style:style style:name="T26" style:family="text">
      <style:text-properties style:font-name="Latin Modern Math" fo:font-size="12pt" fo:font-weight="bold" officeooo:rsid="002d0c99" style:font-size-asian="12pt" style:font-weight-asian="bold" style:font-size-complex="12pt" style:font-weight-complex="bold"/>
    </style:style>
    <style:style style:name="T27" style:family="text">
      <style:text-properties style:font-name="Latin Modern Math" fo:font-size="12pt" fo:font-weight="bold" officeooo:rsid="0032ee54" style:font-size-asian="12pt" style:font-weight-asian="bold" style:font-size-complex="12pt" style:font-weight-complex="bold"/>
    </style:style>
    <style:style style:name="T28" style:family="text">
      <style:text-properties style:font-name="Latin Modern Math" fo:font-size="12pt" fo:font-weight="normal" officeooo:rsid="0036fb6a" style:font-size-asian="12pt" style:font-weight-asian="normal" style:font-size-complex="12pt" style:font-weight-complex="normal"/>
    </style:style>
    <style:style style:name="T29" style:family="text">
      <style:text-properties style:font-name="Latin Modern Math" fo:font-size="12pt" fo:font-weight="normal" officeooo:rsid="002dea0b" style:font-size-asian="12pt" style:font-weight-asian="normal" style:font-size-complex="12pt" style:font-weight-complex="normal"/>
    </style:style>
    <style:style style:name="T30" style:family="text">
      <style:text-properties style:font-name="Latin Modern Math" fo:font-size="12pt" fo:font-weight="normal" officeooo:rsid="002e2cb1" style:font-size-asian="12pt" style:font-weight-asian="normal" style:font-size-complex="12pt" style:font-weight-complex="normal"/>
    </style:style>
    <style:style style:name="T31" style:family="text">
      <style:text-properties style:font-name="Latin Modern Math" fo:font-size="12pt" fo:font-weight="normal" officeooo:rsid="002fb725" style:font-size-asian="12pt" style:font-weight-asian="normal" style:font-size-complex="12pt" style:font-weight-complex="normal"/>
    </style:style>
    <style:style style:name="T32" style:family="text">
      <style:text-properties style:font-name="Latin Modern Math" fo:font-size="12pt" fo:font-weight="normal" officeooo:rsid="00311199" style:font-size-asian="12pt" style:font-weight-asian="normal" style:font-size-complex="12pt" style:font-weight-complex="normal"/>
    </style:style>
    <style:style style:name="T33" style:family="text">
      <style:text-properties style:font-name="Latin Modern Math" fo:font-size="12pt" fo:font-weight="normal" officeooo:rsid="0032ee54" style:font-size-asian="12pt" style:font-weight-asian="normal" style:font-size-complex="12pt" style:font-weight-complex="normal"/>
    </style:style>
    <style:style style:name="T34" style:family="text">
      <style:text-properties style:font-name="Latin Modern Math" fo:font-size="12pt" fo:font-weight="normal" officeooo:rsid="003155dd" style:font-size-asian="12pt" style:font-weight-asian="normal" style:font-size-complex="12pt" style:font-weight-complex="normal"/>
    </style:style>
    <style:style style:name="T35" style:family="text">
      <style:text-properties style:font-name="Latin Modern Math" fo:font-size="12pt" fo:font-weight="normal" officeooo:rsid="00378706" style:font-size-asian="12pt" style:font-weight-asian="normal" style:font-size-complex="12pt" style:font-weight-complex="normal"/>
    </style:style>
    <style:style style:name="T36" style:family="text">
      <style:text-properties style:font-name="Latin Modern Math" fo:font-size="12pt" fo:font-weight="normal" officeooo:rsid="003d9abf" style:font-size-asian="12pt" style:font-weight-asian="normal" style:font-size-complex="12pt" style:font-weight-complex="normal"/>
    </style:style>
    <style:style style:name="T37" style:family="text">
      <style:text-properties style:font-name="Latin Modern Math" fo:font-size="12pt" fo:font-weight="normal" officeooo:rsid="003f5470" style:font-size-asian="12pt" style:font-weight-asian="normal" style:font-size-complex="12pt" style:font-weight-complex="normal"/>
    </style:style>
    <style:style style:name="T38" style:family="text">
      <style:text-properties style:font-name="Latin Modern Math" fo:font-size="12pt" fo:font-weight="normal" officeooo:rsid="0043cd9f" style:font-size-asian="12pt" style:font-weight-asian="normal" style:font-size-complex="12pt" style:font-weight-complex="normal"/>
    </style:style>
    <style:style style:name="T39" style:family="text">
      <style:text-properties style:font-name="Latin Modern Math" fo:font-size="12pt" fo:font-weight="normal" officeooo:rsid="00345f4b" style:font-size-asian="12pt" style:font-weight-asian="normal" style:font-size-complex="12pt" style:font-weight-complex="normal"/>
    </style:style>
    <style:style style:name="T40" style:family="text">
      <style:text-properties style:font-name="Latin Modern Math" fo:font-size="12pt" fo:font-weight="normal" officeooo:rsid="003632a7" style:font-size-asian="12pt" style:font-weight-asian="normal" style:font-size-complex="12pt" style:font-weight-complex="normal"/>
    </style:style>
    <style:style style:name="T41" style:family="text">
      <style:text-properties style:font-name="Latin Modern Math" fo:font-size="12pt" fo:font-weight="normal" officeooo:rsid="0045163f" style:font-size-asian="12pt" style:font-weight-asian="normal" style:font-size-complex="12pt" style:font-weight-complex="normal"/>
    </style:style>
    <style:style style:name="T42" style:family="text">
      <style:text-properties style:font-name="Latin Modern Math" officeooo:rsid="00413b8a"/>
    </style:style>
    <style:style style:name="T43" style:family="text">
      <style:text-properties style:font-name="Latin Modern Math" officeooo:rsid="0041f108"/>
    </style:style>
    <style:style style:name="T44" style:family="text">
      <style:text-properties style:text-position="super 58%" style:font-name="Latin Modern Math" fo:font-weight="normal" officeooo:rsid="002aa37d" style:font-weight-asian="normal" style:font-weight-complex="normal"/>
    </style:style>
    <style:style style:name="T45" style:family="text">
      <style:text-properties officeooo:rsid="0043cd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ément Hue</text:p>
      <text:p text:style-name="P1"/>
      <text:p text:style-name="P4">Penser la politique autrement</text:p>
      <text:p text:style-name="P2"/>
      <text:p text:style-name="P3"/>
      <text:p text:style-name="P5">Introduction</text:p>
      <text:p text:style-name="P3"/>
      <text:p text:style-name="P20"><text:span text:style-name="T2"><text:tab/></text:span><text:span text:style-name="T3">Il existe diverse</text:span><text:span text:style-name="T42">s</text:span><text:span text:style-name="T3"> forme</text:span><text:span text:style-name="T42">s</text:span><text:span text:style-name="T3"> de pouvoir : démocratie, dictature, totalitarisme, royaliste.. mais aussi <text:s/></text:span><text:span text:style-name="T4">religieux. </text:span><text:span text:style-name="T5">Chacune <text:s/>entraîne des restrictions de liberté sur la population plus ou moins forte. Ces restrictions ou ces lois, si elles sont enfrein</text:span><text:span text:style-name="T42">te</text:span><text:span text:style-name="T5">s entraînent des peines. La population doit se plier à ses règles qui sont dict</text:span><text:span text:style-name="T42">ées</text:span><text:span text:style-name="T5"> par une autorité, une autorité qui est souvent pour ne pas dire toujours représenté par un dirigeant, une personne qui est le premier maillon de la chaîne, qui n’a aucune autorité au-dessus de lui ou presque </text:span><text:span text:style-name="T7">et qui </text:span><text:span text:style-name="T8">dicte les règles</text:span><text:span text:style-name="T7"> </text:span><text:span text:style-name="T5">. </text:span><text:span text:style-name="T6">Mais qu’elle est la légitimité de cette personne </text:span><text:span text:style-name="T43">à</text:span><text:span text:style-name="T6"> exercer ce rôle ? </text:span><text:span text:style-name="T9">Nous verrons en premier la légitimité d</text:span><text:span text:style-name="T11">u président de la </text:span><text:span text:style-name="T43">R</text:span><text:span text:style-name="T11">épublique en France</text:span><text:span text:style-name="T9">, puis la légitimité d’un dictateur et nous prendrons l’exemple de la </text:span><text:span text:style-name="T10">C</text:span><text:span text:style-name="T9">orée du Nord, et nous finirons sur </text:span><text:span text:style-name="T23">le</text:span><text:span text:style-name="T9"> pouvoir religieux.</text:span></text:p>
      <text:p text:style-name="P12"/>
      <text:p text:style-name="P12"/>
      <text:p text:style-name="P9"><text:span text:style-name="T9">1</text:span><text:span text:style-name="T1">) la légitimité du président de la république en France</text:span></text:p>
      <text:p text:style-name="P5"/>
      <text:p text:style-name="P8"><text:span text:style-name="T20"><text:tab/></text:span><text:span text:style-name="T12">Le président de la </text:span><text:span text:style-name="T19">R</text:span><text:span text:style-name="T12">épublique en France sous la 5éme république est élu sous suffrage universel, c’est par ce biais-là qu’un individu accède au pouvoir, et on considère son pouvoir légitime car il a été choisi par la population, ou au moins la majorité. Néanmoins cela, lui donne-t-il tout les droits d’effectuer ce qu’il veut? </text:span><text:span text:style-name="T13">Si nous prenons l’exemple de la crise actuelle, a-t-il le droit d’enfermer sa population ? <text:s/>Même si cela est pour de bonne raison (en apparence), encore faut définir ce qu’est de « bonne raison ». Sa légitimité au pouvoir, </text:span><text:span text:style-name="T19">à</text:span><text:span text:style-name="T13"> elle seul</text:span><text:span text:style-name="T19">e</text:span><text:span text:style-name="T13"> ne justifie pas ces mesures, autrement dit sans crise, il ne pourrait pas imposer ça, à sa population. Cela créerait une révolte et sa position serait remise en question aussitôt. Par conséquent la légitimité du président de la </text:span><text:span text:style-name="T19">R</text:span><text:span text:style-name="T13">épublique n’est pas chose encré</text:span><text:span text:style-name="T19">e</text:span><text:span text:style-name="T13">, celle-ci est facilement remise en question et les mesures qu’il prend peu</text:span><text:span text:style-name="T19">vent</text:span><text:span text:style-name="T13"> la travestir. </text:span><text:span text:style-name="T14">Le pouvoir qu’exerce le président est dicté par la constitution et il ne peut en déroger sous peine de perdre ses fonctions. Mais l’on peut à présent distingu</text:span><text:span text:style-name="T19">er</text:span><text:span text:style-name="T14"> 2 légitimité</text:span><text:span text:style-name="T19">s</text:span><text:span text:style-name="T14">, celle au vu de la constituions et celle vu par la population, mais c’est la 1</text:span><text:span text:style-name="T44">er</text:span><text:span text:style-name="T14"> qui lui permet d’exercer, un président peut être détesté par sa population mais rester en fonction car il n’a pas été à l’encontre des règles. Pour </text:span><text:span text:style-name="T15">autant</text:span><text:span text:style-name="T14"> ces règles sont-elles suffisante</text:span><text:span text:style-name="T19">s</text:span><text:span text:style-name="T14"> pour l’empêcher d’aller trop loin ?, On est en droit de se poser la question, </text:span></text:p>
      <text:p text:style-name="P17"/>
      <text:p text:style-name="P10"><text:span text:style-name="T22">2</text:span><text:span text:style-name="T1">) la légitimité d’un dictateur</text:span></text:p>
      <text:p text:style-name="P14"/>
      <text:p text:style-name="P6"><text:span text:style-name="T26"><text:tab/></text:span><text:span text:style-name="T29">Dans les dictatures, il y a sou</text:span><text:span text:style-name="T30">vent une notion d’héritage familial, </text:span><text:span text:style-name="T31">la légitimité du pouvoir vient du sang ou tout du moins elle est </text:span><text:span text:style-name="T32">en partie </text:span><text:span text:style-name="T31">justifié</text:span><text:span text:style-name="T38">e</text:span><text:span text:style-name="T31"> de cette manière. La population s’en remet à un leader car celui-ci rassemble et a prouvé sa légitimité en </text:span><text:span text:style-name="T32">se dévouant pour sa population. Donc contrairement à une démocratie, il n’y a pas de constitution qui légalise se pouvoir. C’est généralement la personne au pouvoir qui exerce une pression sur la population empêchant tout phénomène de révolte qui pourrait le destituer. L’exemple de la Corée du Nord est criant, la population </text:span><text:span text:style-name="T38">vénère</text:span><text:span text:style-name="T32"> leur leader car celui-ci est le </text:span><text:span text:style-name="T33">descendant</text:span><text:span text:style-name="T32"> de Kim il-song. Ce dernier est considéré comme un chef de guerre ayant libéré son pays à l’image du </text:span><text:span text:style-name="T38">g</text:span><text:span text:style-name="T32">énéral de Gaulle en France. Sa légitimité au pouvoir ainsi que ses descendant</text:span><text:span text:style-name="T34">s</text:span><text:span text:style-name="T32"> est fortement fondé</text:span><text:span text:style-name="T38">e</text:span><text:span text:style-name="T32"> sur cette admiration qu’à son peuple à son </text:span><text:soft-page-break/><text:span text:style-name="T32">égare. </text:span><text:span text:style-name="T34">C’est donc quelque chose qui a été acquis et par la suite </text:span><text:span text:style-name="T35">conforter</text:span><text:span text:style-name="T34"> par la propagande et le totalitarisme mis en place. Ce régime est fortement incompris et décrié par les autres pays, une incompréhension règne sur le fait qu’il n’est pas de révolte. Mais il est en réalité facilement compréhensible qu’aucune révolte ne se passe, car pour la population, tout ceci est normal, leur leader est légitime à leurs yeux, dans le pire des cas ils sont contraints d’approuver sa légitimité. </text:span></text:p>
      <text:p text:style-name="P18"/>
      <text:p text:style-name="P18"/>
      <text:p text:style-name="P11"><text:span text:style-name="T1">3) </text:span><text:span text:style-name="T24">Le pouvoir religieux</text:span></text:p>
      <text:p text:style-name="P15"/>
      <text:p text:style-name="P21"><text:span text:style-name="T27"><text:tab/></text:span><text:span text:style-name="T33">Le pouvoir religieux est différent de pouvoir exercer par un individu comme on a vu précédemment. Le pouvoir religieux ou plutôt le droit divin, n’a pas de leader « humain », mais plutôt spirituel, celui-ci se base essentiellement sur des croyances qui sont plus ou moins fondé</text:span><text:span text:style-name="T38">es</text:span><text:span text:style-name="T33">. Par conséquent l’autorité qu’exerce une religion dépend de tout à chacun et de la religion en question, même si autrefois notamment en France, la religion catholique avait une place central</text:span><text:span text:style-name="T38">e</text:span><text:span text:style-name="T33"> dans la vie quotidienne de la population, et ce pouvoir était exerc</text:span><text:span text:style-name="T38">é</text:span><text:span text:style-name="T33"> par des représentants du « divin » : les prêtre</text:span><text:span text:style-name="T38">s</text:span><text:span text:style-name="T33">, </text:span><text:span text:style-name="T38">P</text:span><text:span text:style-name="T33">ape… Ils avaient une réelle autorité et personne la remettait en cause, car remettre en cause leur légitimité, voudrait dire, remettre en cause </text:span><text:span text:style-name="T38">D</text:span><text:span text:style-name="T33">ieu. </text:span><text:span text:style-name="T39">Ce pouvoir divin peut facilement dérivé, c’est là où l’on parle de secte, une personne peut se faire passer pour représentant de </text:span><text:span text:style-name="T38">D</text:span><text:span text:style-name="T39">ieu sur terre, ce qui justifie complètement son pouvoir aux yeux de tous, ou au moins ses partisans. La frontière entre religion et secte n’est jamais très clair</text:span><text:span text:style-name="T38">e</text:span><text:span text:style-name="T39">, l’exemple du grand moineau dans Game of thrones est un exemple </text:span><text:span text:style-name="T38">parlant</text:span><text:span text:style-name="T39">. Il est difficile et souvent délicat de remettre en cause une autorité religieuse, car c’est sans doute le pouvoir le plus légitime aux yeux d’une population. Cela </text:span><text:span text:style-name="T40">était</text:span><text:span text:style-name="T39"> d’autant plus vrai par le passé et tend tout doucement à disparaître. Les gourous à l’heure d’aujourd’hui sont souvent mal perçu</text:span><text:span text:style-name="T38">s</text:span><text:span text:style-name="T39">, et très souvent remis en cause (on peut citer </text:span><text:span text:style-name="T38">Raël</text:span><text:span text:style-name="T39">), mais ceux-ci arrive</text:span><text:span text:style-name="T40">nt</text:span><text:span text:style-name="T39"> toujours à rassembler du monde </text:span><text:span text:style-name="T40">car ils justifient leur pouvoir comme étant divin et donc légitime.</text:span></text:p>
      <text:p text:style-name="P19"/>
      <text:p text:style-name="P16">Conclusion</text:p>
      <text:p text:style-name="P16"/>
      <text:p text:style-name="P7"><text:span text:style-name="T25"><text:tab/></text:span><text:span text:style-name="T28">Être légitime d’exercer un pouvoir est souvent une question de point de vue, malgré tout ne pas être légitime aux yeux d’une personne, n’empêchera pas d’exercer ce pouvoir. Il faut par conséquent des règles externe</text:span><text:span text:style-name="T41">s</text:span><text:span text:style-name="T28"> pour empêcher une personne d’abuser de son autorité </text:span><text:span text:style-name="T36">comme dans une dictature. Car on peut très bien ne pas être légitime, mais exercer un pouvoir, </text:span><text:span text:style-name="T37">ce</text:span><text:span text:style-name="T36"> n’est pas contradictoire, mais cela entraîne souvent </text:span><text:span text:style-name="T37">des </text:span><text:span text:style-name="T36">conflits. On peut ramener cette notion d’autorité et légitim</text:span><text:span text:style-name="T41">er</text:span><text:span text:style-name="T36"> à plus bas échelle, notamment au sein <text:s/></text:span><text:span text:style-name="T37">d’</text:span><text:span text:style-name="T36">une entreprise </text:span><text:span text:style-name="T37">où le respect de son supérieur vient souvent de pair avec le sentiment de légitimité.</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5T13:13:13.769616238</meta:creation-date>
    <dc:date>2021-02-27T11:00:19.296356295</dc:date>
    <meta:editing-duration>PT1H18M11S</meta:editing-duration>
    <meta:editing-cycles>23</meta:editing-cycles>
    <meta:generator>LibreOffice/6.4.6.2$Linux_X86_64 LibreOffice_project/40$Build-2</meta:generator>
    <meta:document-statistic meta:table-count="0" meta:image-count="0" meta:object-count="0" meta:page-count="2" meta:paragraph-count="12" meta:word-count="1009" meta:character-count="6038" meta:non-whitespace-character-count="5030"/>
  </office:meta>
</office:document-meta>
</file>